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09in"/>
    </style:style>
    <style:style style:name="co2" style:family="table-column">
      <style:table-column-properties fo:break-before="auto" style:column-width="0.3319in"/>
    </style:style>
    <style:style style:name="co3" style:family="table-column">
      <style:table-column-properties fo:break-before="auto" style:column-width="2.1654in"/>
    </style:style>
    <style:style style:name="co4" style:family="table-column">
      <style:table-column-properties fo:break-before="auto" style:column-width="1.5756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3.101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LIMEXINO-STM32F3_RevC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58" table:default-cell-style-name="ce4"/>
        <table:table-column table:style-name="co7" table:number-columns-repeated="960" table:default-cell-style-name="ce11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/>SMD ДИОД 1N5819 (SS14) SM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5,D4,D3,D1</text:p>
          </table:table-cell>
          <table:table-cell table:style-name="ce2" office:value-type="string" calcext:value-type="string">
            <text:p>SMA-KA</text:p>
          </table:table-cell>
          <table:table-cell table:style-name="ce5" table:number-columns-repeated="60"/>
          <table:table-cell table:number-columns-repeated="960"/>
        </table:table-row>
        <table:table-row table:style-name="ro2">
          <table:table-cell table:style-name="ce2" office:value-type="string" calcext:value-type="string">
            <text:p>SMD RES 0402 124 K OHM 1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CAP 0603 1 UF 10V X5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RES 0402 40.2 K OHM 1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B06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B1</text:p>
          </table:table-cell>
          <table:table-cell table:style-name="ce2" office:value-type="string" calcext:value-type="string">
            <text:p>L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LE-PAV16X-2x05-LOW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3</text:p>
          </table:table-cell>
          <table:table-cell table:style-name="ce2" office:value-type="string" calcext:value-type="string">
            <text:p>SWD /маха се 7ми крак/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.i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4</text:p>
          </table:table-cell>
          <table:table-cell table:style-name="ce2" office:value-type="string" calcext:value-type="string">
            <text:p>HN1x2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SMD ИНДУКТИВНОСТ CD43 4.7 UH (NRS4018T4R7MDGJ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CD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ИС BL4054B-42TPR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SOT-23-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ИС BL93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SOT23-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ИС ME6210A33P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SOT8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ИС SIT1050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SO-8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SMD КЛЮЧ БУТОН TSW34-W16PR-220-LF / SID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W2,SW1</text:p>
          </table:table-cell>
          <table:table-cell table:style-name="ce2" office:value-type="string" calcext:value-type="string">
            <text:p>TSW34-W16PR-22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402 100 NF 10% 10VD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25,C20,C19,C16,C14,C13,C6,C4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402 12 PF NP0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22,C21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402 22 PF NP0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24,C23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402 47 PF C0G 50VDC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603 10 UF 6.3V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18,C17,C12,C11,C10,C9,C8,C7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SMD КОНД 0805 100 NF X7R 50VDC 10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_0805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 K 5%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26,R20,R19,R14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 M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25,R13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.5 K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32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.5 K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0 K 5%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35,R31,R16,R15,R12,R7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00 K 5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27,R21,R11,R10,R9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20 OHM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2 K 5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34,R33,R1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20 K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30,R8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22 OHM 5%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29,R28,R17,R6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4.7 K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22,R18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603 1 M 1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23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603 3 M 1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24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SMD РЕЗ. КВАРЦ 32.768 kHz SMD1206 12.5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L_1206_5MIL_DW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SMD РЕЗОНАТОР КВАРЦ HU49S 8 MHZ 20PF 20PP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Q_49U3HM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SMD СВЕТОДИОД 0603 ЖЪЛТ 150 mC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D3</text:p>
          </table:table-cell>
          <table:table-cell table:style-name="ce2" office:value-type="string" calcext:value-type="string">
            <text:p>LED_0603_KA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SMD СВЕТОДИОД 0603 ЗЕЛЕН 300 mC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D2</text:p>
          </table:table-cell>
          <table:table-cell table:style-name="ce2" office:value-type="string" calcext:value-type="string">
            <text:p>LED_0603_KA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SMD СВЕТОДИОД 0603 ЧЕРВЕН 300 mC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D1</text:p>
          </table:table-cell>
          <table:table-cell table:style-name="ce2" office:value-type="string" calcext:value-type="string">
            <text:p>LED_0603_KA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SMD СЪЕДИНИТЕЛ MISB-SWMM-5B-L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1</text:p>
          </table:table-cell>
          <table:table-cell table:style-name="ce2" office:value-type="string" calcext:value-type="string">
            <text:p>USB-MICRO_MISB-SWMM-5B_LF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SMD СЪЕДИНИТЕЛ TFC-WPAPR-08 (микро SD-карта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ICRO_SD1</text:p>
          </table:table-cell>
          <table:table-cell table:style-name="ce2" office:value-type="string" calcext:value-type="string">
            <text:p>MICRO_SD(TFC-WXCP11-08-LF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ТРАНЗИСТОР WPM2015-3/T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ET3,FET2,FET1</text:p>
          </table:table-cell>
          <table:table-cell table:style-name="ce2" office:value-type="string" calcext:value-type="string">
            <text:p>SOT23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STM32F303RCT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LQFP64_Pitch-0.5mm_12.00x12.00x1.60m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КЛЕМА TB3-3.5ММ (HD-351 3P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1</text:p>
          </table:table-cell>
          <table:table-cell table:style-name="ce2" office:value-type="string" calcext:value-type="string">
            <text:p>TB3-3.5mm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КОНДЕНЗАТОР 4.7 uF 50 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POL-RM2mm_5x9mm_PTH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СЪЕДИНИТЕЛ BH-CR2032P 3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T_HOLDER1</text:p>
          </table:table-cell>
          <table:table-cell table:style-name="ce2" office:value-type="string" calcext:value-type="string">
            <text:p>CR2032-PTH-PLASTIC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СЪЕДИНИТЕЛ BH10R (B-R-10-LF) 2x5 ЪГЪЛ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2</text:p>
          </table:table-cell>
          <table:table-cell table:style-name="ce2" office:value-type="string" calcext:value-type="string">
            <text:p>UEXT_BH10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СЪЕДИНИТЕЛ DW02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T_CON1</text:p>
          </table:table-cell>
          <table:table-cell table:style-name="ce2" office:value-type="string" calcext:value-type="string">
            <text:p>LIPO_BAT-CON2DW02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СЪЕДИНИТЕЛ F-D-2X08-L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PIO1</text:p>
          </table:table-cell>
          <table:table-cell table:style-name="ce2" office:value-type="string" calcext:value-type="string">
            <text:p>BH16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СЪЕДИНИТЕЛ FE-D13A-1X06-LF(H=11.04mm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TFORM1</text:p>
          </table:table-cell>
          <table:table-cell table:style-name="ce2" office:value-type="string" calcext:value-type="string">
            <text:p>ARDUINO-STM32-PLATFORM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СЪЕДИНИТЕЛ FE-D13A-1X08-LF(H=11.04mm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TFORM1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2" office:value-type="string" calcext:value-type="string">
            <text:p>СЪЕДИНИТЕЛ YDJ-1134 PWRJ-2mm (DCJ-R-20-LF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WR1</text:p>
          </table:table-cell>
          <table:table-cell table:style-name="ce2" office:value-type="string" calcext:value-type="string">
            <text:p>PWR_JACK_UNI_MILLING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/>SMD ДИОД SS310 SM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SMA-KA</text:p>
          </table:table-cell>
          <table:table-cell table:style-name="ce5" table:number-columns-repeated="60"/>
          <table:table-cell table:number-columns-repeated="960"/>
        </table:table-row>
        <table:table-row table:style-name="ro2">
          <table:table-cell table:style-name="ce2" office:value-type="string" calcext:value-type="string">
            <text:p>SMD РЕЗ 0402 470 K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patch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OLIMEXINO-STM32F3_RevC'.A1:'OLIMEXINO-STM32F3_RevC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6:23:57.433871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2T16:25:13.622660400</dc:date>
    <meta:editing-duration>PT1H27M48S</meta:editing-duration>
    <meta:editing-cycles>21</meta:editing-cycles>
    <meta:generator>LibreOffice/6.4.6.2$Linux_X86_64 LibreOffice_project/40$Build-2</meta:generator>
    <meta:print-date>2020-07-02T16:33:09.624938429</meta:print-date>
    <meta:document-statistic meta:table-count="1" meta:cell-count="211" meta:object-count="0"/>
  </office:meta>
</office:document-meta>
</file>